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3.428cm" table:align="left"/>
    </style:style>
    <style:style style:name="Tabela1.A" style:family="table-column">
      <style:table-column-properties style:column-width="2.469cm"/>
    </style:style>
    <style:style style:name="Tabela1.B" style:family="table-column">
      <style:table-column-properties style:column-width="2.753cm"/>
    </style:style>
    <style:style style:name="Tabela1.C" style:family="table-column">
      <style:table-column-properties style:column-width="2.799cm"/>
    </style:style>
    <style:style style:name="Tabela1.D" style:family="table-column">
      <style:table-column-properties style:column-width="2.148cm"/>
    </style:style>
    <style:style style:name="Tabela1.E" style:family="table-column">
      <style:table-column-properties style:column-width="3.258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98c5a" officeooo:paragraph-rsid="00298c5a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af086" officeooo:paragraph-rsid="002af086" style:font-size-asian="12pt" style:font-size-complex="12pt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c4ddd" officeooo:paragraph-rsid="002c4ddd" style:font-size-asian="12pt" style:font-size-complex="12pt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e029b" officeooo:paragraph-rsid="002e029b" style:font-size-asian="12pt" style:font-size-complex="12pt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30af4a" officeooo:paragraph-rsid="0030af4a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320e38" officeooo:paragraph-rsid="00320e38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338c4d" officeooo:paragraph-rsid="00338c4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rsid="0033e4e0" officeooo:paragraph-rsid="0033e4e0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T1" style:family="text">
      <style:text-properties officeooo:rsid="001c6f9a"/>
    </style:style>
    <style:style style:name="T2" style:family="text">
      <style:text-properties officeooo:rsid="002c37fe"/>
    </style:style>
    <style:style style:name="T3" style:family="text">
      <style:text-properties officeooo:rsid="002d4d28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</text:span>bstração, Encapsulamento e Herança <text:span text:style-name="T2">e Polimorfismo</text:span><text:tab/><text:tab/><text:tab/><text:tab/><text:tab/>08/07/2023</text:p>
      <text:p text:style-name="P1"/>
      <text:p text:style-name="P2"><text:span text:style-name="T4">Abstração</text:span>:</text:p>
      <text:p text:style-name="P2"/>
      <text:p text:style-name="P3"><text:span text:style-name="T4">Construtores</text:span>: <text:span text:style-name="T3">serve para construir uma classe, transformando ela em um objeto. Quando falamos que INSTANCIAMOS UMA CLASSE = criamos um objeto dela.</text:span></text:p>
      <text:p text:style-name="P3"/>
      <text:p text:style-name="P4">Atributos e Métodos: </text:p>
      <text:p text:style-name="P4"/>
      <text:p text:style-name="P5">Encapsulamento: private e protect</text:p>
      <text:p text:style-name="P5"/>
      <text:p text:style-name="P6">Getters e Setters: </text:p>
      <text:p text:style-name="P6"/>
      <text:p text:style-name="P7">Encapsulamen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P10">Modificador</text:p>
            </table:table-cell>
            <table:table-cell table:style-name="Tabela1.A1" office:value-type="string">
              <text:p text:style-name="P10">Mesma Classe</text:p>
            </table:table-cell>
            <table:table-cell table:style-name="Tabela1.A1" office:value-type="string">
              <text:p text:style-name="P10">Mesmo Pacote</text:p>
            </table:table-cell>
            <table:table-cell table:style-name="Tabela1.A1" office:value-type="string">
              <text:p text:style-name="P10">Sub Clases</text:p>
            </table:table-cell>
            <table:table-cell table:style-name="Tabela1.A1" office:value-type="string">
              <text:p text:style-name="P10">Qualquer Classe</text:p>
            </table:table-cell>
          </table:table-row>
        </table:table-header-rows>
        <table:table-row>
          <table:table-cell table:style-name="Tabela1.A1" office:value-type="string">
            <text:p text:style-name="P9">public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Sim</text:p>
          </table:table-cell>
        </table:table-row>
        <table:table-row>
          <table:table-cell table:style-name="Tabela1.A1" office:value-type="string">
            <text:p text:style-name="P9">protected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Não</text:p>
          </table:table-cell>
        </table:table-row>
        <table:table-row>
          <table:table-cell table:style-name="Tabela1.A1" office:value-type="string">
            <text:p text:style-name="P9">default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Não</text:p>
          </table:table-cell>
          <table:table-cell table:style-name="Tabela1.A1" office:value-type="string">
            <text:p text:style-name="P9">Não</text:p>
          </table:table-cell>
        </table:table-row>
        <table:table-row>
          <table:table-cell table:style-name="Tabela1.A1" office:value-type="string">
            <text:p text:style-name="P9">private</text:p>
          </table:table-cell>
          <table:table-cell table:style-name="Tabela1.A1" office:value-type="string">
            <text:p text:style-name="P9">Sim</text:p>
          </table:table-cell>
          <table:table-cell table:style-name="Tabela1.A1" office:value-type="string">
            <text:p text:style-name="P9">Não</text:p>
          </table:table-cell>
          <table:table-cell table:style-name="Tabela1.A1" office:value-type="string">
            <text:p text:style-name="P9">Não</text:p>
          </table:table-cell>
          <table:table-cell table:style-name="Tabela1.A1" office:value-type="string">
            <text:p text:style-name="P9">Não</text:p>
          </table:table-cell>
        </table:table-row>
      </table:table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10T22:19:45.013631760</dc:date>
    <meta:editing-duration>PT8H24M43S</meta:editing-duration>
    <meta:editing-cycles>46</meta:editing-cycles>
    <meta:generator>LibreOffice/7.3.7.2$Linux_X86_64 LibreOffice_project/30$Build-2</meta:generator>
    <meta:document-statistic meta:table-count="1" meta:image-count="0" meta:object-count="0" meta:page-count="1" meta:paragraph-count="32" meta:word-count="70" meta:character-count="447" meta:non-whitespace-character-count="403"/>
  </office:meta>
</office:document-meta>
</file>